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Verdana"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gebuch fürs Projekt Universe on Fire</text:p>
      <text:p text:style-name="P1"/>
      <text:p text:style-name="P2">26.02.2020</text:p>
      <text:p text:style-name="P2"/>
      <text:p text:style-name="Standard"><text:span text:style-name="T1">GitHub Projekt angelegt <text:s/>unter </text:span><text:a xlink:type="simple" xlink:href="https://github.com/Makozer/DBAEUOF" text:style-name="Internet_20_link" text:visited-style-name="Visited_20_Internet_20_Link">https://github.com/Makozer/DBAEUOF</text:a> </text:p>
      <text:p text:style-name="P2">Planung für das Universum</text:p>
      <text:p text:style-name="P2">Planung für den Planeten</text:p>
      <text:p text:style-name="P2">Planung für Forschung</text:p>
      <text:p text:style-name="P2">Erste Struktur erstellt im Projekt</text:p>
      <text:p text:style-name="P2">Daten an Cedric gegeben</text:p>
      <text:p text:style-name="P2"/>
      <text:p text:style-name="P2"/>
      <text:p text:style-name="P2">29.02.2020</text:p>
      <text:p text:style-name="P2"/>
      <text:p text:style-name="P2">Fokussierung auf internes GameDesign / Struktur, da weder die Oberfläche noch die Datenbank aufgebaut werden kann ohne die Struktur.</text:p>
      <text:p text:style-name="P2"/>
      <text:p text:style-name="P2">3 Std Zeitaufwand nur um GitHub bei Cedric zum laufen zu bekommen.</text:p>
      <text:p text:style-name="P2"/>
      <text:p text:style-name="P2"/>
      <text:p text:style-name="P2">02.03.2020</text:p>
      <text:p text:style-name="P2"/>
      <text:p text:style-name="P2">Fokussierung auf das Player Objekt um es nutzbar für die WebOberfläche zu mach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Kohne</meta:initial-creator>
    <meta:creation-date>2020-02-26T11:03:21.55</meta:creation-date>
    <dc:date>2020-03-02T18:17:02.34</dc:date>
    <dc:creator>Martin Kohne</dc:creator>
    <meta:editing-duration>PT4H24M2S</meta:editing-duration>
    <meta:editing-cycles>9</meta:editing-cycles>
    <meta:generator>OpenOffice/4.1.7$Win32 OpenOffice.org_project/417m1$Build-9800</meta:generator>
    <meta:document-statistic meta:table-count="0" meta:image-count="0" meta:object-count="0" meta:page-count="1" meta:paragraph-count="13" meta:word-count="78" meta:character-count="539"/>
  </office:meta>
</office:document-meta>
</file>